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MT" svg:font-family="ArialMT" style:font-adornments="Heavy" style:font-family-generic="swiss" style:font-pitch="variable"/>
    <style:font-face style:name="ArialMT1" svg:font-family="ArialMT" style:font-adornments="Heavy" style:font-family-generic="swiss"/>
    <style:font-face style:name="ArialMT2" svg:font-family="ArialMT" style:font-family-generic="swiss"/>
    <style:font-face style:name="ArialMT3" svg:font-family="ArialMT" style:font-adornments="Normal" style:font-family-generic="swiss"/>
    <style:font-face style:name="ArialMT4" svg:font-family="ArialMT" style:font-adornments="Normal" style:font-family-generic="swiss" style:font-pitch="variable"/>
    <style:font-face style:name="ArialMT5" svg:font-family="ArialMT" style:font-family-generic="swiss" style:font-pitch="variable"/>
    <style:font-face style:name="Courier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aksaman" svg:font-family="Laksaman" style:font-adornments="Semibold" style:font-pitch="variable"/>
    <style:font-face style:name="Laksaman1" svg:font-family="Laksaman" style:font-adornments="Regular" style:font-pitch="variable"/>
    <style:font-face style:name="Laksaman2" svg:font-family="Laksaman" style:font-adornments="標準" style:font-pitch="variable"/>
    <style:font-face style:name="Laksaman3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Heavy1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family-generic="swiss" style:font-pitch="variable"/>
    <style:font-face style:name="源ノ角ゴシック Normal1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3.97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0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 style:font-name="Courier2"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end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Courier2" fo:font-size="15pt" style:font-size-asian="15pt" style:font-size-complex="15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style:font-name="Laksaman3"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Laksaman3" fo:font-size="22pt" style:font-size-asian="22pt" style:font-size-complex="22pt"/>
    </style:style>
    <style:style style:name="P11" style:family="paragraph">
      <style:paragraph-properties fo:margin-left="0cm" fo:margin-right="0cm" fo:margin-top="0cm" fo:margin-bottom="0.498cm" fo:text-indent="0cm" style:text-autospace="ideograph-alpha" style:punctuation-wrap="hanging"/>
    </style:style>
    <style:style style:name="P12" style:family="paragraph">
      <style:paragraph-properties style:writing-mode="lr-tb"/>
      <style:text-properties style:font-name="Laksaman3"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4" style:family="paragraph">
      <style:paragraph-properties fo:line-height="100%">
        <style:tab-stops/>
      </style:paragraph-properties>
    </style:style>
    <style:style style:name="P15" style:family="paragraph">
      <style:paragraph-properties style:writing-mode="lr-tb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Courier2" fo:font-size="36pt" fo:font-style="normal" fo:text-shadow="none" style:text-underline-style="none" fo:font-weight="bold" style:letter-kerning="true" style:font-name-asian="ArialMT2" style:font-size-asian="36pt" style:font-style-asian="normal" style:font-weight-asian="bold" style:font-name-complex="ArialMT2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Courier2" fo:font-size="36pt" style:font-size-asian="36pt" style:font-size-complex="36pt"/>
    </style:style>
    <style:style style:name="T3" style:family="text">
      <style:text-properties fo:color="#ffffff" loext:opacity="100%" style:font-name="Courier2" fo:font-size="15pt" style:font-size-asian="15pt" style:font-size-complex="15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Courier2" fo:font-size="15pt" fo:font-style="italic" fo:text-shadow="none" style:text-underline-style="none" fo:font-weight="bold" style:letter-kerning="true" style:font-name-asian="ArialMT2" style:font-size-asian="15pt" style:font-style-asian="italic" style:font-weight-asian="bold" style:font-name-complex="ArialMT2" style:font-size-complex="15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Laksaman3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Laksaman3" fo:font-size="18pt" fo:font-style="normal" fo:text-shadow="none" style:text-underline-style="none" fo:font-weight="bold" style:letter-kerning="true" style:font-name-asian="源ノ角ゴシック Normal2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Laksaman3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Laksaman3" fo:font-size="18pt" fo:font-style="italic" fo:text-shadow="none" style:text-underline-style="none" fo:font-weight="normal" style:letter-kerning="true" style:font-name-asian="源ノ角ゴシック Normal2" style:font-size-asian="18pt" style:font-style-asian="italic" style:font-weight-asian="normal" style:font-name-complex="Free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8080" loext:opacity="100%" style:text-outline="false" style:text-line-through-style="none" style:text-line-through-type="none" style:font-name="Laksaman3" fo:font-size="18pt" fo:font-style="normal" fo:text-shadow="none" style:text-underline-style="none" fo:font-weight="bold" style:letter-kerning="true" style:font-name-asian="源ノ角ゴシック Normal2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Laksaman3" fo:font-size="22pt" fo:font-style="normal" fo:text-shadow="none" style:text-underline-style="none" fo:font-weight="bold" style:letter-kerning="true" style:font-name-asian="源ノ角ゴシック Normal2" style:font-size-asian="22pt" style:font-style-asian="normal" style:font-weight-asian="bold" style:font-name-complex="FreeSans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13.974cm" svg:x="0.999cm" svg:y="0cm" presentation:class="title" presentation:user-transformed="true">
          <draw:text-box>
            <text:p><text:span text:style-name="T1">languages de programmation</text:span><text:span text:style-name="T1"><text:line-break/></text:span><text:span text:style-name="T2"><text:line-break/></text:span><text:span text:style-name="T2">LPB-101</text:span></text:p>
          </draw:text-box>
        </draw:frame>
        <draw:frame presentation:style-name="pr2" draw:text-style-name="P4" draw:layer="layout" svg:width="25.992cm" svg:height="5.502cm" svg:x="0.999cm" svg:y="14.503cm" presentation:class="subtitle" presentation:user-transformed="true">
          <draw:text-box>
            <text:p text:style-name="P2"><text:span text:style-name="T3">Sammy Dieleman – LPB@amstram.be</text:span></text:p>
            <text:p text:style-name="P2"><text:span text:style-name="T3">v12-2023</text:span></text:p>
            <text:p text:style-name="P2"><text:span text:style-name="T3"/></text:p>
            <text:p text:style-name="P3"><text:span text:style-name="T4">Développeur d’interfaces WEB – X75</text:span></text:p>
            <text:p text:style-name="P3"><text:span text:style-name="T4">Développeur d’applications mobiles – X7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- Objectifs</text:p>
          </draw:text-box>
        </draw:frame>
        <draw:frame presentation:style-name="pr5" draw:text-style-name="P8" draw:layer="layout" svg:width="26.661cm" svg:height="14.004cm" svg:x="0.761cm" svg:y="5.289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Connaître les concepts, les niveaux, les paradigmes, la syntaxe générale, les forces et les faiblesses des langages couramment utilisés dans les applications web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- Objectifs</text:p>
          </draw:text-box>
        </draw:frame>
        <draw:frame presentation:style-name="pr5" draw:text-style-name="P10" draw:layer="layout" svg:width="26.661cm" svg:height="14.004cm" svg:x="0.761cm" svg:y="5.289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/></text:p>
                    <text:p><text:span text:style-name="T5"/></text:p>
                    <text:p><text:span text:style-name="T5">Introduction à la programmation : </text:span></text:p>
                    <text:list>
                      <text:list-item>
                        <text:p><text:span text:style-name="T5">logique de programmation, </text:span></text:p>
                      </text:list-item>
                      <text:list-item>
                        <text:p><text:span text:style-name="T5">concepts de base de la programmation procédurale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- Objectifs</text:p>
          </draw:text-box>
        </draw:frame>
        <draw:frame presentation:style-name="pr5" draw:text-style-name="P10" draw:layer="layout" svg:width="26.661cm" svg:height="14.004cm" svg:x="0.761cm" svg:y="5.289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5"/></text:p>
                    <text:p><text:span text:style-name="T5">Introduction aux aides à la programmation : </text:span></text:p>
                    <text:list>
                      <text:list-item>
                        <text:p><text:span text:style-name="T5">extension des fonctionnalités d’un langage</text:span></text:p>
                      </text:list-item>
                      <text:list-item>
                        <text:p><text:span text:style-name="T5">les moteurs, </text:span></text:p>
                      </text:list-item>
                      <text:list-item>
                        <text:p><text:span text:style-name="T5">les librairies,</text:span></text:p>
                      </text:list-item>
                      <text:list-item>
                        <text:p><text:span text:style-name="T5">les frameworks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– Contenus théoriques</text:p>
          </draw:text-box>
        </draw:frame>
        <draw:frame presentation:style-name="pr5" draw:text-style-name="P12" draw:layer="layout" svg:width="25.654cm" svg:height="14.004cm" svg:x="1.27cm" svg:y="5.588cm" presentation:class="outline" presentation:user-transformed="true">
          <draw:text-box>
            <text:p text:style-name="P11"><text:span text:style-name="T6">Les langages du web</text:span></text:p>
            <text:list text:style-name="L2">
              <text:list-item>
                <text:p text:style-name="P11"><text:span text:style-name="T7">Présentations de </text:span><text:span text:style-name="T8">PHP </text:span><text:span text:style-name="T7">&amp;</text:span><text:span text:style-name="T8"> Javascript</text:span></text:p>
              </text:list-item>
              <text:list-item>
                <text:p text:style-name="P11"><text:span text:style-name="T7">Niveaux, domaines d’application, avantages et inconvénients, interactions possibles</text:span></text:p>
              </text:list-item>
            </text:list>
            <text:p text:style-name="P11"><text:span text:style-name="T6"/></text:p>
            <text:p text:style-name="P11"><text:span text:style-name="T6">Les paradigmes &amp; motifs architecturaux</text:span></text:p>
            <text:list text:continue-numbering="true" text:style-name="L2">
              <text:list-item>
                <text:p text:style-name="P11"><text:span text:style-name="T8">La programmation procédurale &amp; orientée objets</text:span></text:p>
              </text:list-item>
              <text:list-item>
                <text:p text:style-name="P11"><text:span text:style-name="T8">MVC, DAO, CoC, DRY, YAGNI, SOLiD, ..</text:span></text:p>
                <text:p text:style-name="P1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– Contenus théoriques</text:p>
          </draw:text-box>
        </draw:frame>
        <draw:frame presentation:style-name="pr5" draw:text-style-name="P12" draw:layer="layout" svg:width="13.716cm" svg:height="14.004cm" svg:x="1.27cm" svg:y="5.588cm" presentation:class="outline" presentation:user-transformed="true">
          <draw:text-box>
            <text:p><text:span text:style-name="T9">Les langages du web</text:span></text:p>
            <text:p><text:span text:style-name="T9">Les paradigmes &amp; motifs architecturaux</text:span></text:p>
            <text:p text:style-name="P13"><text:span text:style-name="T6">Les bases :</text:span></text:p>
            <text:list text:style-name="L1">
              <text:list-item>
                <text:list>
                  <text:list-item>
                    <text:p text:style-name="P14"><text:span text:style-name="T7">Logique &amp; syntaxe,</text:span></text:p>
                  </text:list-item>
                  <text:list-item>
                    <text:p text:style-name="P14"><text:span text:style-name="T7">Variables &amp; constantes,</text:span></text:p>
                  </text:list-item>
                  <text:list-item>
                    <text:p text:style-name="P14"><text:span text:style-name="T7">Opérateurs &amp; structures de contrôle,</text:span></text:p>
                  </text:list-item>
                  <text:list-item>
                    <text:p text:style-name="P14"><text:span text:style-name="T7">Tableaux &amp; structures de données</text:span></text:p>
                  </text:list-item>
                  <text:list-item>
                    <text:p text:style-name="P14"><text:span text:style-name="T7">Entrées / Sorties</text:span></text:p>
                  </text:list-item>
                  <text:list-item>
                    <text:p text:style-name="P14"><text:span text:style-name="T7">Commentai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7" draw:layer="layout" svg:width="25.992cm" svg:height="2.664cm" svg:x="0.999cm" svg:y="0.837cm" presentation:class="title" presentation:user-transformed="true">
          <draw:text-box>
            <text:p text:style-name="P6">LPB – Contenus pratiques</text:p>
          </draw:text-box>
        </draw:frame>
        <draw:frame presentation:style-name="pr5" draw:text-style-name="P10" draw:layer="layout" svg:width="14.224cm" svg:height="14.004cm" svg:x="0.762cm" svg:y="5.254cm" presentation:class="outline" presentation:user-transformed="true">
          <draw:text-box>
            <text:p><text:span text:style-name="T10">JavaScript :</text:span></text:p>
            <text:list text:style-name="L2">
              <text:list-item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Utilisations à l’heure actuelle</text:span></text:p>
                  </text:list-item>
                  <text:list-item>
                    <text:p><text:span text:style-name="T5">Le DOM</text:span></text:p>
                  </text:list-item>
                  <text:list-item>
                    <text:p><text:span text:style-name="T5">Vanilla JavaScript</text:span></text:p>
                  </text:list-item>
                  <text:list-item>
                    <text:p><text:span text:style-name="T5">Introduction à jQuery</text:span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3.259cm" svg:height="14.004cm" svg:x="14.732cm" svg:y="5.305cm" presentation:class="outline" presentation:user-transformed="true">
          <draw:text-box>
            <text:p><text:span text:style-name="T10">PHP : </text:span></text:p>
            <text:list text:style-name="L2">
              <text:list-item>
                <text:list>
                  <text:list-item>
                    <text:p><text:span text:style-name="T5">Introduction</text:span></text:p>
                  </text:list-item>
                  <text:list-item>
                    <text:p><text:span text:style-name="T5">Utilisations à l’heure actuelle</text:span></text:p>
                  </text:list-item>
                  <text:list-item>
                    <text:p><text:span text:style-name="T5">Points communs et les différences avec JavaScript</text:span></text:p>
                  </text:list-item>
                  <text:list-item>
                    <text:p><text:span text:style-name="T5">SQL</text:span></text:p>
                  </text:list-item>
                  <text:list-item>
                    <text:p><text:span text:style-name="T5">Sécurité</text:span></text:p>
                  </text:list-item>
                  <text:list-item>
                    <text:p><text:span text:style-name="T5">PHP 8 ?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draw:frame presentation:style-name="pr7" draw:text-style-name="P15" draw:layer="layout" svg:width="12.996cm" svg:height="6.002cm" svg:x="7.497cm" svg:y="7.502cm" presentation:class="title">
          <draw:text-box>
            <text:p>Des questions 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MT" svg:font-family="ArialMT" style:font-adornments="Heavy" style:font-family-generic="swiss" style:font-pitch="variable"/>
    <style:font-face style:name="ArialMT1" svg:font-family="ArialMT" style:font-adornments="Heavy" style:font-family-generic="swiss"/>
    <style:font-face style:name="ArialMT2" svg:font-family="ArialMT" style:font-family-generic="swiss"/>
    <style:font-face style:name="ArialMT3" svg:font-family="ArialMT" style:font-adornments="Normal" style:font-family-generic="swiss"/>
    <style:font-face style:name="ArialMT4" svg:font-family="ArialMT" style:font-adornments="Normal" style:font-family-generic="swiss" style:font-pitch="variable"/>
    <style:font-face style:name="ArialMT5" svg:font-family="ArialMT" style:font-family-generic="swiss" style:font-pitch="variable"/>
    <style:font-face style:name="Courier" svg:font-family="Courier" style:font-adornments="標準" style:font-family-generic="modern" style:font-pitch="variable"/>
    <style:font-face style:name="Courier1" svg:font-family="Courier" style:font-adornments="黒" style:font-family-generic="modern" style:font-pitch="variable"/>
    <style:font-face style:name="Courier2" svg:font-family="Courier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aksaman" svg:font-family="Laksaman" style:font-adornments="Semibold" style:font-pitch="variable"/>
    <style:font-face style:name="Laksaman1" svg:font-family="Laksaman" style:font-adornments="Regular" style:font-pitch="variable"/>
    <style:font-face style:name="Laksaman2" svg:font-family="Laksaman" style:font-adornments="標準" style:font-pitch="variable"/>
    <style:font-face style:name="Laksaman3" svg:font-family="Laksa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標準" style:font-family-generic="modern" style:font-pitch="variable"/>
    <style:font-face style:name="Source Sans Pro Black" svg:font-family="'Source Sans Pro Black'" style:font-adornments="黒" style:font-family-generic="modern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3" svg:font-family="'Source Sans Pro'" style:font-adornments="標準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family-generic="swiss" style:font-pitch="variable"/>
    <style:font-face style:name="源ノ角ゴシック Heavy1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family-generic="swiss" style:font-pitch="variable"/>
    <style:font-face style:name="源ノ角ゴシック Normal1" svg:font-family="'源ノ角ゴシック Normal'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B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37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ksaman1" fo:font-family="Laksaman" style:font-style-name="Regular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5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1.8999996185303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97cm" fo:text-indent="0cm"/>
      <style:text-properties style:font-name="Source Sans Pro2" fo:font-family="'Source Sans Pro'" style:font-style-name="標準" style:font-family-generic="swiss" style:font-pitch="variable" fo:font-size="27.8999996185303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96cm" fo:text-indent="0cm"/>
      <style:text-properties fo:font-size="23.8999996185303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97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97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097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097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097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097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5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7.989cm" style:protect="position size"/>
    </style:style>
    <style:style style:name="Mpr17" style:family="presentation" style:parent-style-name="Midnightblue_5f_-backgroundobjects">
      <style:graphic-properties draw:stroke="none" draw:fill="solid" draw:fill-color="#2c3e50" draw:textarea-vertical-align="middle" draw:auto-grow-height="false" fo:min-height="4.501cm" fo:min-width="27.989cm"/>
    </style:style>
    <style:style style:name="Mpr18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9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20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21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4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7.991cm" svg:height="14.00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3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6.33564335215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2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4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4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presentation:style-name="Mpr16" draw:text-style-name="MP5" draw:layer="backgroundobjects" svg:width="27.989cm" svg:height="1cm" svg:x="0cm" svg:y="20.001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5" draw:layer="backgroundobjects" svg:width="27.989cm" svg:height="4.501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5.989cm" svg:height="2.664cm" svg:x="0.997cm" svg:y="0.835cm" presentation:class="title" presentation:placeholder="true">
        <draw:text-box/>
      </draw:frame>
      <draw:frame presentation:style-name="Midnightblue_5f_-outline1" draw:layer="backgroundobjects" svg:width="25.991cm" svg:height="14.003cm" svg:x="0.997cm" svg:y="5.499cm" presentation:class="outline" presentation:placeholder="true">
        <draw:text-box/>
      </draw:frame>
      <draw:frame presentation:style-name="Mpr18" draw:text-style-name="MP7" draw:layer="backgroundobjects" svg:width="7.996cm" svg:height="1cm" svg:x="0.997cm" svg:y="20.001cm" presentation:class="date-time">
        <draw:text-box>
          <text:p text:style-name="MP6"><presentation:date-time/></text:p>
        </draw:text-box>
      </draw:frame>
      <draw:frame presentation:style-name="Mpr18" draw:text-style-name="MP7" draw:layer="backgroundobjects" svg:width="8.996cm" svg:height="1cm" svg:x="9.493cm" svg:y="20.001cm" presentation:class="footer">
        <draw:text-box>
          <text:p text:style-name="MP8"><presentation:footer/></text:p>
        </draw:text-box>
      </draw:frame>
      <draw:custom-shape presentation:style-name="Mpr19" draw:text-style-name="MP9" draw:layer="backgroundobjects" svg:width="1.5cm" svg:height="1.5cm" svg:x="25.737cm" svg:y="19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0" draw:text-style-name="MP10" draw:layer="backgroundobjects" svg:width="1.999cm" svg:height="2cm" svg:x="25.487cm" svg:y="18.901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21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22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22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18:01:38.437504980</meta:creation-date>
    <meta:editing-duration>P3DT3H57M17S</meta:editing-duration>
    <meta:editing-cycles>315</meta:editing-cycles>
    <meta:generator>LibreOffice/7.4.7.2$Linux_X86_64 LibreOffice_project/40$Build-2</meta:generator>
    <dc:title>LPB-101</dc:title>
    <meta:initial-creator>sam</meta:initial-creator>
    <dc:date>2023-11-13T15:51:59.169422161</dc:date>
    <meta:document-statistic meta:object-count="94"/>
  </office:meta>
</office:document-meta>
</file>